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3114d" officeooo:paragraph-rsid="0013114d"/>
    </style:style>
    <style:style style:name="P2" style:family="paragraph" style:parent-style-name="Standard">
      <style:text-properties style:font-name="Times New Roman" fo:font-weight="bold" officeooo:rsid="00141e4c" officeooo:paragraph-rsid="00166c3f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166c3f" officeooo:paragraph-rsid="00166c3f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1a23b3" officeooo:paragraph-rsid="001a23b3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b2581" officeooo:paragraph-rsid="001b2581" style:font-weight-asian="bold" style:font-weight-complex="bold"/>
    </style:style>
    <style:style style:name="P6" style:family="paragraph" style:parent-style-name="Standard">
      <style:text-properties style:font-name="Times New Roman" fo:font-style="normal" officeooo:rsid="0013114d" officeooo:paragraph-rsid="0013114d" style:font-style-asian="normal" style:font-style-complex="normal"/>
    </style:style>
    <style:style style:name="P7" style:family="paragraph" style:parent-style-name="Standard">
      <style:text-properties style:font-name="Times New Roman" fo:font-style="normal" fo:font-weight="normal" officeooo:rsid="00141e4c" officeooo:paragraph-rsid="00141e4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" fo:font-style="normal" fo:font-weight="normal" officeooo:rsid="0019c0d2" officeooo:paragraph-rsid="00166c3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Times New Roman" fo:font-style="normal" fo:font-weight="normal" officeooo:rsid="001b2581" officeooo:paragraph-rsid="00166c3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Times New Roman" fo:font-style="normal" fo:font-weight="normal" officeooo:rsid="001b2581" officeooo:paragraph-rsid="001b2581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1d8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c0d2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b258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 here is where notes about the narrative go. How interesting.</text:p>
      <text:p text:style-name="P1"/>
      <text:p text:style-name="P1">This document is paired with the <text:span text:style-name="T1">Mind Map—</text:span><text:span text:style-name="T3">which visualizes each step of the journey the protagonist takes.</text:span></text:p>
      <text:p text:style-name="P6"/>
      <text:p text:style-name="P2"><text:span text:style-name="T3">Background:</text:span><text:span text:style-name="T4"> </text:span><text:span text:style-name="T5">A fantasy village comes under attack by strange marauders. The protagonist awakens to the scent of smoke and realizes that their sleepy home town has come under assault—they need to find a way to survive!</text:span></text:p>
      <text:p text:style-name="P6"/>
      <text:p text:style-name="P3"><text:span text:style-name="T3">Protagonist:</text:span><text:span text:style-name="T4"> </text:span><text:span text:style-name="T6">Emphasize that they are totally ordinary and use gender neutral pronouns. They should refer to themselves as “I/Myself”, and others who remark upon them should refer to them with “They/Themself”. Could be fun to practice and see how—if at all—gender neutrality changes the structure or tone of a narrative.</text:span></text:p>
      <text:p text:style-name="P8"/>
      <text:p text:style-name="P4"><text:span text:style-name="T6">I</text:span><text:span text:style-name="T4">f it grows too cumbersome, this can be ejected in favour of either a standard neutral male </text:span><text:span text:style-name="T2">or</text:span><text:span text:style-name="T4"> adding a toggle at the start for picking your gender and using {gender}.format to pull out of a class for dialogue.</text:span></text:p>
      <text:p text:style-name="P7"/>
      <text:p text:style-name="P7">----------</text:p>
      <text:p text:style-name="P7"/>
      <text:p text:style-name="P3"><text:span text:style-name="T3">Protagonist Awakens:</text:span><text:span text:style-name="T4"> </text:span><text:span text:style-name="T7">The protagonist awakens to find themselves imperilled.</text:span></text:p>
      <text:p text:style-name="P9"/>
      <text:p text:style-name="P5"><text:span text:style-name="T3">Take the Sword!:</text:span><text:span text:style-name="T4"> Protagonist takes their parent’s blade and heads outside to attempt to spot the danger.</text:span></text:p>
      <text:p text:style-name="P10"/>
      <text:p text:style-name="P5"><text:span text:style-name="T3">Out the Back Window!:</text:span><text:span text:style-name="T4"> Protagonist deduces that the smoke is coming from the front doorway and opts to slip out the back window.</text:span></text:p>
      <text:p text:style-name="P10"/>
      <text:p text:style-name="P5"><text:span text:style-name="T3">Get Help!:</text:span><text:span text:style-name="T4"> Protagonist opts to search for help as quickly as possib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07:49:43.979000000</dc:date>
    <meta:editing-duration>PT1H6M22S</meta:editing-duration>
    <meta:editing-cycles>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0" meta:word-count="219" meta:character-count="1301" meta:non-whitespace-character-count="1096"/>
  </office:meta>
</office:document-meta>
</file>